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1ba7" officeooo:paragraph-rsid="00031ba7"/>
    </style:style>
    <style:style style:name="P2" style:family="paragraph" style:parent-style-name="Standard">
      <style:text-properties officeooo:rsid="0003b73a" officeooo:paragraph-rsid="0003b73a"/>
    </style:style>
    <style:style style:name="P3" style:family="paragraph" style:parent-style-name="Standard">
      <style:text-properties officeooo:rsid="00040088" officeooo:paragraph-rsid="00040088"/>
    </style:style>
    <style:style style:name="P4" style:family="paragraph" style:parent-style-name="Standard">
      <style:text-properties officeooo:rsid="00040088" officeooo:paragraph-rsid="0004bc5e"/>
    </style:style>
    <style:style style:name="P5" style:family="paragraph" style:parent-style-name="Standard">
      <style:text-properties officeooo:rsid="0004bc5e" officeooo:paragraph-rsid="0004bc5e"/>
    </style:style>
    <style:style style:name="P6" style:family="paragraph" style:parent-style-name="Standard">
      <style:text-properties officeooo:rsid="0004f489" officeooo:paragraph-rsid="0004f489"/>
    </style:style>
    <style:style style:name="P7" style:family="paragraph" style:parent-style-name="Standard">
      <style:text-properties officeooo:rsid="0005cd72" officeooo:paragraph-rsid="0005cd72"/>
    </style:style>
    <style:style style:name="T1" style:family="text">
      <style:text-properties officeooo:rsid="0003b73a"/>
    </style:style>
    <style:style style:name="T2" style:family="text">
      <style:text-properties officeooo:rsid="0004bc5e"/>
    </style:style>
    <style:style style:name="T3" style:family="text">
      <style:text-properties officeooo:rsid="0004f4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3:</text:p>
      <text:p text:style-name="P1"><text:tab/><text:span text:style-name="T1">Igemiería de Requisitos: Actividades que llevan a especificar las necesidades del usuario a los departamentos interesados así como las restricciones que recaen sobre el sistema.</text:span></text:p>
      <text:p text:style-name="P2">Una buena IR influye en la manera de trabajar con los departamentos.</text:p>
      <text:p text:style-name="P2">Una “paginita web” podría llegar a ser más bien una tienda de mayor complejidad.</text:p>
      <text:p text:style-name="P2"/>
      <text:p text:style-name="P2">La especificacion de requisitos es un problema de comunicación, ya que cada uno sabe de su tema y no se tratan los requisitos como cada uno entiende.</text:p>
      <text:p text:style-name="P2">La validación de los requisitos se produce tarde cuando el usuario ve el producto final. Estos requisitos suelen ser inestables y variables.</text:p>
      <text:p text:style-name="P2"/>
      <text:p text:style-name="P2">Se dividen en Funcionales y No Funcionales. Las funcionales determinan que debe hacer, que servicios presta y que datos recoge y usa. Estas pueden ser:</text:p>
      <text:p text:style-name="P2">- De organización: Requisitos de organización o entorno de la solución</text:p>
      <text:p text:style-name="P2">- De dominio de aplicación: Funcionalidad de la aplicación,</text:p>
      <text:p text:style-name="P2">-De navegación: Como se pasan los datos.</text:p>
      <text:p text:style-name="P2">-De interaccion: Relativo da Interaccion con el usuario.</text:p>
      <text:p text:style-name="P2"/>
      <text:p text:style-name="P2">No Funcionales: Restricciones que se imponen al sistema que no tienen que ver con la funcionalidad. No tienen por que salir del cliente, si no que el programador puede imponer algunos para realizar el contrato.</text:p>
      <text:p text:style-name="P2"/>
      <text:p text:style-name="P3">Extracción de requisitos: Trata de extraer RF y RNF. Hay muchas maneras de extraerlo:</text:p>
      <text:p text:style-name="P3"><text:tab/>- Estudio de vabilidad: Indicado para sistemas novedosos, que cuentan con un especialista en el negocio para ver si el producto sería un éito o un fracaso.</text:p>
      <text:p text:style-name="P3">- Entrevistas: Son fundamentales no solo con el dueño o jefe, sino con todos los estamentos e incluso clientes. Es mejor prepararlas <text:span text:style-name="T2">(un guión general o cuestiones específicas)</text:span> y que sean preguntas abiertas (<text:span text:style-name="T2">no hay que preguntar cosas muy concretas</text:span>).</text:p>
      <text:p text:style-name="P4"><text:tab/>-<text:span text:style-name="T2">Desarrollo conjunto de plicaciones: Trata de hacer que usuarios y programadores participen para obtener requisitos conjuntamente sobre la marcha</text:span></text:p>
      <text:p text:style-name="P4"><text:span text:style-name="T2"><text:tab/>-Observación directa/etnografía: SI ya hay un sistema, sería idóneo ir y mirar como trabajan.</text:span></text:p>
      <text:p text:style-name="P4"/>
      <text:p text:style-name="P5">Documento de requisitos: Es una clasificación de requisitos. No es trivial y lleva tiempo, pero es importante. <text:span text:style-name="T3">Estos requisitos hay que luego negociarlos y validarlos para llegar a la firma de un cntrato y así evitar malentendidos. Podemos así informarnos del precio de los requisitos y ver cuales son o no obligatorios.</text:span></text:p>
      <text:p text:style-name="P5"/>
      <text:p text:style-name="P6">Cuidado! No es lo mismo lo que te dicen con los requisitos que se extraen.</text:p>
      <text:p text:style-name="P6"/>
      <text:p text:style-name="P6">Dificultades:</text:p>
      <text:p text:style-name="P6">Limites difusos del sistema: El cliente no sabe que quiere, puede ir añadiendo o quitando cosas poco a poco y pueden decir cosas muy ambiguas.</text:p>
      <text:p text:style-name="P6">Diferencia de dominios: El programador no sabe los vaivenes del trabajo del cliente y el cliente no sabe de informática.</text:p>
      <text:p text:style-name="P6">Volatilidad: Los requisitos cambian, y debemos estar preparados para varios cambios.</text:p>
      <text:p text:style-name="P7">Problemas no tecnologicos: Cambios de interlocutor, políticas de empresa y prioridades…</text:p>
      <text:p text:style-name="P7"/>
      <text:p text:style-name="P7"/>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2:10.101688130</meta:creation-date>
    <dc:date>2020-04-03T18:35:28.850469541</dc:date>
    <meta:editing-duration>PT5M17S</meta:editing-duration>
    <meta:editing-cycles>1</meta:editing-cycles>
    <meta:document-statistic meta:table-count="0" meta:image-count="0" meta:object-count="0" meta:page-count="2" meta:paragraph-count="24" meta:word-count="446" meta:character-count="2779" meta:non-whitespace-character-count="2353"/>
    <meta:generator>LibreOffice/6.0.7.3$Linux_X86_64 LibreOffice_project/00m0$Build-3</meta:generator>
  </office:meta>
</office:document-meta>
</file>